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fcc" officeooo:paragraph-rsid="0001d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s ist ein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09-27T15:13:25.446000000</dc:date>
    <meta:editing-duration>PT4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</office:meta>
</office:document-meta>
</file>